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officeooo:paragraph-rsid="0023c9f9"/>
    </style:style>
    <style:style style:name="P2" style:family="paragraph" style:parent-style-name="Text_20_body" style:list-style-name="L1">
      <style:paragraph-properties fo:text-align="center" style:justify-single-word="false"/>
      <style:text-properties officeooo:paragraph-rsid="001c8ddd"/>
    </style:style>
    <style:style style:name="P3" style:family="paragraph" style:parent-style-name="Text_20_body">
      <style:paragraph-properties fo:text-align="start" style:justify-single-word="false"/>
      <style:text-properties officeooo:paragraph-rsid="00124c2d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28bfea"/>
    </style:style>
    <style:style style:name="P5" style:family="paragraph" style:parent-style-name="Text_20_body" style:list-style-name="L1">
      <style:text-properties officeooo:paragraph-rsid="0028bfea"/>
    </style:style>
    <style:style style:name="P6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paragraph-rsid="00124c2d"/>
    </style:style>
    <style:style style:name="P7" style:family="paragraph" style:parent-style-name="First_20_line_20_indent">
      <style:text-properties officeooo:paragraph-rsid="0014489e"/>
    </style:style>
    <style:style style:name="P8" style:family="paragraph" style:parent-style-name="First_20_line_20_indent">
      <style:text-properties officeooo:paragraph-rsid="00160387"/>
    </style:style>
    <style:style style:name="P9" style:family="paragraph" style:parent-style-name="First_20_line_20_indent">
      <style:text-properties officeooo:paragraph-rsid="001f38a1"/>
    </style:style>
    <style:style style:name="P10" style:family="paragraph" style:parent-style-name="First_20_line_20_indent">
      <style:text-properties style:font-name="Liberation Serif" fo:font-size="14pt" style:font-size-asian="14pt" style:font-size-complex="14pt"/>
    </style:style>
    <style:style style:name="P11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officeooo:rsid="00124c2d"/>
    </style:style>
    <style:style style:name="T2" style:family="text">
      <style:text-properties fo:font-size="12pt" style:font-size-asian="12pt" style:font-name-complex="Times New Roman1" style:font-size-complex="12pt"/>
    </style:style>
    <style:style style:name="T3" style:family="text">
      <style:text-properties fo:font-size="12pt" style:font-size-asian="12pt" style:font-name-complex="Times New Roman1" style:font-size-complex="12pt" style:font-weight-complex="bold"/>
    </style:style>
    <style:style style:name="T4" style:family="text">
      <style:text-properties fo:font-size="12pt" officeooo:rsid="0023c9f9" style:font-size-asian="12pt" style:font-name-complex="Times New Roman1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font-size="14pt" officeooo:rsid="00124c2d" style:font-size-asian="14pt" style:font-size-complex="14pt"/>
    </style:style>
    <style:style style:name="T9" style:family="text">
      <style:text-properties fo:font-size="14pt" officeooo:rsid="0014489e" style:font-size-asian="14pt" style:font-size-complex="14pt"/>
    </style:style>
    <style:style style:name="T10" style:family="text">
      <style:text-properties fo:font-size="14pt" officeooo:rsid="00160387" style:font-size-asian="14pt" style:font-size-complex="14pt"/>
    </style:style>
    <style:style style:name="T11" style:family="text">
      <style:text-properties fo:font-size="14pt" officeooo:rsid="0017ebb9" style:font-size-asian="14pt" style:font-size-complex="14pt"/>
    </style:style>
    <style:style style:name="T12" style:family="text">
      <style:text-properties officeooo:rsid="0019e087"/>
    </style:style>
    <style:style style:name="T13" style:family="text">
      <style:text-properties officeooo:rsid="001c8ddd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6" style:family="text">
      <style:text-properties fo:color="#000000" style:font-name="Times New Roman" fo:font-size="12pt" fo:letter-spacing="-0.002cm" fo:font-weight="bold" style:font-size-asian="12pt" style:font-weight-asian="bold" style:font-name-complex="Times New Roman1" style:font-size-complex="12pt"/>
    </style:style>
    <style:style style:name="T17" style:family="text">
      <style:text-properties fo:color="#000000" style:font-name="Times New Roman" fo:font-size="12pt" fo:letter-spacing="-0.002cm" fo:font-weight="bold" officeooo:rsid="0019e087" style:font-size-asian="12pt" style:font-weight-asian="bold" style:font-name-complex="Times New Roman1" style:font-size-complex="12pt" style:font-weight-complex="bold"/>
    </style:style>
    <style:style style:name="T18" style:family="text">
      <style:text-properties fo:color="#000000" style:font-name="Times New Roman" fo:font-size="12pt" fo:letter-spacing="-0.002cm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fo:letter-spacing="-0.002cm" officeooo:rsid="0019e087" style:font-size-asian="12pt" style:font-name-complex="Times New Roman1" style:font-size-complex="12pt" style:font-weight-complex="bold"/>
    </style:style>
    <style:style style:name="T20" style:family="text">
      <style:text-properties fo:color="#000000" style:font-name="Times New Roman" fo:font-size="12pt" fo:letter-spacing="-0.007cm" fo:font-weight="bold" style:font-size-asian="12pt" style:font-weight-asian="bold" style:font-name-complex="Times New Roman1" style:font-size-complex="12pt"/>
    </style:style>
    <style:style style:name="T21" style:family="text">
      <style:text-properties fo:color="#000000" style:font-name="Times New Roman" fo:font-size="12pt" fo:letter-spacing="-0.007cm" style:font-size-asian="12pt" style:font-name-complex="Times New Roman1" style:font-size-complex="12pt"/>
    </style:style>
    <style:style style:name="T22" style:family="text">
      <style:text-properties fo:color="#000000" style:font-name="Times New Roman" fo:font-size="12pt" fo:letter-spacing="-0.004cm" fo:font-weight="bold" style:font-size-asian="12pt" style:font-weight-asian="bold" style:font-name-complex="Times New Roman1" style:font-size-complex="12pt"/>
    </style:style>
    <style:style style:name="T23" style:family="text">
      <style:text-properties fo:color="#000000" style:font-name="Times New Roman" fo:font-size="12pt" fo:letter-spacing="-0.009cm" fo:font-weight="bold" style:font-size-asian="12pt" style:font-weight-asian="bold" style:font-name-complex="Times New Roman1" style:font-size-complex="12pt"/>
    </style:style>
    <style:style style:name="T24" style:family="text">
      <style:text-properties fo:color="#000000" style:font-name="Times New Roman" fo:font-size="12pt" fo:letter-spacing="-0.011cm" fo:font-weight="bold" style:font-size-asian="12pt" style:font-weight-asian="bold" style:font-name-complex="Times New Roman1" style:font-size-complex="12pt"/>
    </style:style>
    <style:style style:name="T25" style:family="text">
      <style:text-properties fo:color="#000000" style:font-weight-complex="bold"/>
    </style:style>
    <style:style style:name="T26" style:family="text">
      <style:text-properties fo:color="#000000" officeooo:rsid="001d555c" style:font-weight-complex="bold"/>
    </style:style>
    <style:style style:name="T27" style:family="text">
      <style:text-properties fo:color="#000000" fo:font-style="italic" style:font-style-asian="italic" style:font-weight-complex="bold"/>
    </style:style>
    <style:style style:name="T28" style:family="text">
      <style:text-properties fo:color="#000000" fo:font-style="italic" style:font-style-asian="italic" style:font-name-complex="Times New Roman1" style:font-weight-complex="bold"/>
    </style:style>
    <style:style style:name="T29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30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31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32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33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34" style:family="text">
      <style:text-properties fo:color="#000000" fo:font-size="12pt" style:font-size-asian="12pt" style:font-name-complex="Times New Roman1" style:font-size-complex="12pt"/>
    </style:style>
    <style:style style:name="T35" style:family="text">
      <style:text-properties fo:color="#000000" fo:font-size="12pt" fo:letter-spacing="-0.007cm" fo:font-weight="bold" style:font-size-asian="12pt" style:font-weight-asian="bold" style:font-name-complex="Times New Roman1" style:font-size-complex="12pt"/>
    </style:style>
    <style:style style:name="T36" style:family="text">
      <style:text-properties fo:color="#000000" fo:font-size="12pt" fo:letter-spacing="-0.007cm" style:font-size-asian="12pt" style:font-name-complex="Times New Roman1" style:font-size-complex="12pt"/>
    </style:style>
    <style:style style:name="T37" style:family="text">
      <style:text-properties fo:color="#000000" fo:font-size="12pt" fo:letter-spacing="-0.002cm" style:font-size-asian="12pt" style:font-name-complex="Times New Roman1" style:font-size-complex="12pt"/>
    </style:style>
    <style:style style:name="T38" style:family="text">
      <style:text-properties fo:color="#000000" fo:font-size="12pt" fo:letter-spacing="-0.002cm" fo:font-weight="bold" style:font-size-asian="12pt" style:font-weight-asian="bold" style:font-name-complex="Times New Roman1" style:font-size-complex="12pt"/>
    </style:style>
    <style:style style:name="T39" style:family="text">
      <style:text-properties fo:color="#000000" fo:font-size="12pt" fo:letter-spacing="-0.004cm" fo:font-weight="bold" style:font-size-asian="12pt" style:font-weight-asian="bold" style:font-name-complex="Times New Roman1" style:font-size-complex="12pt"/>
    </style:style>
    <style:style style:name="T40" style:family="text">
      <style:text-properties fo:color="#000000" fo:font-size="12pt" fo:letter-spacing="-0.009cm" fo:font-weight="bold" style:font-size-asian="12pt" style:font-weight-asian="bold" style:font-name-complex="Times New Roman1" style:font-size-complex="12pt"/>
    </style:style>
    <style:style style:name="T41" style:family="text">
      <style:text-properties fo:color="#000000" fo:font-size="12pt" fo:letter-spacing="-0.011cm" fo:font-weight="bold" style:font-size-asian="12pt" style:font-weight-asian="bold" style:font-name-complex="Times New Roman1" style:font-size-complex="12pt"/>
    </style:style>
    <style:style style:name="T42" style:family="text">
      <style:text-properties fo:color="#000000" fo:font-weight="bold" style:font-weight-asian="bold"/>
    </style:style>
    <style:style style:name="T43" style:family="text">
      <style:text-properties fo:color="#000000" fo:font-weight="bold" style:font-weight-asian="bold" style:font-name-complex="Times New Roman1" style:font-weight-complex="bold"/>
    </style:style>
    <style:style style:name="T44" style:family="text">
      <style:text-properties fo:color="#000000" fo:font-weight="bold" officeooo:rsid="0019e087" style:font-weight-asian="bold" style:font-name-complex="Times New Roman1" style:font-weight-complex="bold"/>
    </style:style>
    <style:style style:name="T45" style:family="text">
      <style:text-properties fo:color="#000000" fo:font-weight="bold" officeooo:rsid="001d555c" style:font-weight-asian="bold" style:font-name-complex="Times New Roman1" style:font-weight-complex="bold"/>
    </style:style>
    <style:style style:name="T46" style:family="text">
      <style:text-properties fo:color="#000000" style:font-name-complex="Times New Roman1"/>
    </style:style>
    <style:style style:name="T47" style:family="text">
      <style:text-properties fo:color="#000000" style:font-name-complex="Times New Roman1" style:font-weight-complex="bold"/>
    </style:style>
    <style:style style:name="T48" style:family="text">
      <style:text-properties fo:color="#000000" officeooo:rsid="0019e087" style:font-name-complex="Times New Roman1" style:font-weight-complex="bold"/>
    </style:style>
    <style:style style:name="T49" style:family="text">
      <style:text-properties fo:color="#000000" officeooo:rsid="001d555c" style:font-name-complex="Times New Roman1" style:font-weight-complex="bold"/>
    </style:style>
    <style:style style:name="T50" style:family="text">
      <style:text-properties fo:color="#000000" fo:language="en" fo:country="US" style:font-name-complex="Times New Roman1" style:font-weight-complex="bold"/>
    </style:style>
    <style:style style:name="T51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52" style:family="text">
      <style:text-properties fo:color="#000000" fo:font-weight="normal" style:font-weight-asian="normal" style:font-name-complex="Times New Roman1" style:font-weight-complex="normal"/>
    </style:style>
    <style:style style:name="T53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54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55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56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57" style:family="text">
      <style:text-properties fo:color="#000000" fo:letter-spacing="-0.007cm" fo:font-weight="bold" style:font-weight-asian="bold" style:font-name-complex="Times New Roman1"/>
    </style:style>
    <style:style style:name="T58" style:family="text">
      <style:text-properties fo:color="#000000" fo:letter-spacing="-0.007cm" style:font-name-complex="Times New Roman1"/>
    </style:style>
    <style:style style:name="T59" style:family="text">
      <style:text-properties fo:color="#000000" fo:letter-spacing="-0.002cm" style:font-name-complex="Times New Roman1"/>
    </style:style>
    <style:style style:name="T60" style:family="text">
      <style:text-properties fo:color="#000000" fo:letter-spacing="-0.002cm" officeooo:rsid="0023c9f9" style:font-name-complex="Times New Roman1"/>
    </style:style>
    <style:style style:name="T61" style:family="text">
      <style:text-properties fo:color="#000000" fo:letter-spacing="-0.002cm" fo:font-weight="bold" style:font-weight-asian="bold" style:font-name-complex="Times New Roman1"/>
    </style:style>
    <style:style style:name="T62" style:family="text">
      <style:text-properties fo:color="#000000" fo:letter-spacing="-0.004cm" fo:font-weight="bold" style:font-weight-asian="bold" style:font-name-complex="Times New Roman1"/>
    </style:style>
    <style:style style:name="T63" style:family="text">
      <style:text-properties fo:color="#000000" fo:letter-spacing="-0.009cm" fo:font-weight="bold" style:font-weight-asian="bold" style:font-name-complex="Times New Roman1"/>
    </style:style>
    <style:style style:name="T64" style:family="text">
      <style:text-properties fo:color="#000000" fo:letter-spacing="-0.011cm" fo:font-weight="bold" style:font-weight-asian="bold" style:font-name-complex="Times New Roman1"/>
    </style:style>
    <style:style style:name="T65" style:family="text">
      <style:text-properties fo:font-weight="bold" style:font-weight-asian="bold"/>
    </style:style>
    <style:style style:name="T66" style:family="text">
      <style:text-properties fo:font-weight="bold" officeooo:rsid="001d555c" style:font-weight-asian="bold"/>
    </style:style>
    <style:style style:name="T67" style:family="text">
      <style:text-properties fo:font-weight="bold" style:font-weight-asian="bold" style:font-name-complex="Times New Roman1"/>
    </style:style>
    <style:style style:name="T68" style:family="text">
      <style:text-properties fo:font-weight="bold" style:font-weight-asian="bold" style:font-name-complex="Times New Roman1" style:font-weight-complex="bold"/>
    </style:style>
    <style:style style:name="T69" style:family="text">
      <style:text-properties fo:language="en" fo:country="US" fo:font-weight="bold" style:font-weight-asian="bold"/>
    </style:style>
    <style:style style:name="T70" style:family="text">
      <style:text-properties fo:language="en" fo:country="US" fo:font-weight="bold" style:font-weight-asian="bold" style:font-name-complex="Times New Roman1" style:font-weight-complex="bold"/>
    </style:style>
    <style:style style:name="T71" style:family="text">
      <style:text-properties fo:font-weight="normal" style:font-weight-asian="normal" style:font-name-complex="Times New Roman1" style:font-weight-complex="normal"/>
    </style:style>
    <style:style style:name="T72" style:family="text">
      <style:text-properties fo:font-weight="normal" officeooo:rsid="001f38a1" style:font-weight-asian="normal" style:font-name-complex="Times New Roman1" style:font-weight-complex="normal"/>
    </style:style>
    <style:style style:name="T7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4" style:family="text">
      <style:text-properties style:font-name="Times New Roman" fo:font-size="12pt" style:font-size-asian="12pt" style:font-name-complex="Times New Roman1" style:font-size-complex="12pt"/>
    </style:style>
    <style:style style:name="T7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76" style:family="text">
      <style:text-properties style:font-name="Times New Roman" fo:font-size="12pt" officeooo:rsid="0023c9f9" style:font-size-asian="12pt" style:font-name-complex="Times New Roman1" style:font-size-complex="12pt"/>
    </style:style>
    <style:style style:name="T77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78" style:family="text">
      <style:text-properties style:font-name-complex="Times New Roman1"/>
    </style:style>
    <style:style style:name="T79" style:family="text">
      <style:text-properties style:font-name-complex="Times New Roman1" style:font-weight-complex="bold"/>
    </style:style>
    <style:style style:name="T80" style:family="text">
      <style:text-properties officeooo:rsid="001e8698" style:font-name-complex="Times New Roman1"/>
    </style:style>
    <style:style style:name="T81" style:family="text">
      <style:text-properties officeooo:rsid="0023c9f9" style:font-name-complex="Times New Roman1"/>
    </style:style>
    <style:style style:name="T82" style:family="text">
      <style:text-properties fo:font-style="italic" style:font-style-asian="italic" style:font-name-complex="Times New Roman1"/>
    </style:style>
    <style:style style:name="T83" style:family="text">
      <style:text-properties officeooo:rsid="0028bfe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РЕФЕРАТ</text:span></text:p>
      <text:p text:style-name="First_20_line_20_indent"><text:span text:style-name="T1">Отчёт </text:span><text:span text:style-name="T1"><text:page-count>8</text:page-count></text:span><text:span text:style-name="T1"> с., 1 ч., <text:s/>рис., <text:s/>табл., <text:s/>источников, <text:s/>прил.</text:span></text:p>
      <text:p text:style-name="First_20_line_20_indent"><text:span text:style-name="T1">Объект разработки — программный компонент, управляющий охранной сигнализацией. </text:span></text:p>
      <text:p text:style-name="First_20_line_20_indent"><text:span text:style-name="T1">Цель работы — р</text:span><text:span text:style-name="T8">азработка программного модуля для управления устройством охранной сигнализации в </text:span><text:span text:style-name="T8">программном комплексе интеграции оборудования</text:span><text:span text:style-name="T8">.</text:span></text:p>
      <text:p text:style-name="P7"><text:span text:style-name="T9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span></text:p>
      <text:p text:style-name="P8"><text:span text:style-name="T10">В результате работы разработан программный модуль и сценарий модульного тестирования.</text:span></text:p>
      <text:p text:style-name="First_20_line_20_indent"><text:span text:style-name="T11">Программный модуль и будет интегрирован в систему охранной сигнализации.</text:span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p text:style-name="First_20_line_20_indent"><text:span text:style-name="T11"/></text:p>
      <text:table-of-content text:style-name="Sect1" text:protected="true" text:name="Оглавление1">
        <text:table-of-content-source text:outline-level="4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1853_851839921" text:style-name="Index_20_Link" text:visited-style-name="Index_20_Link">1 Определения</text:a><text:tab/>5</text:p>
          <text:p text:style-name="P12"><text:a xlink:type="simple" xlink:href="#__RefHeading__1855_851839921" text:style-name="Index_20_Link" text:visited-style-name="Index_20_Link">2 Обозначения и сокращения</text:a><text:tab/>7</text:p>
          <text:p text:style-name="P12"><text:a xlink:type="simple" xlink:href="#__RefHeading__1857_851839921" text:style-name="Index_20_Link" text:visited-style-name="Index_20_Link">3 Введение</text:a><text:tab/>7</text:p>
          <text:p text:style-name="P12"><text:a xlink:type="simple" xlink:href="#__RefHeading__1859_851839921" text:style-name="Index_20_Link" text:visited-style-name="Index_20_Link">4 Основная часть</text:a><text:tab/>7</text:p>
          <text:p text:style-name="P12"><text:a xlink:type="simple" xlink:href="#__RefHeading__1861_851839921" text:style-name="Index_20_Link" text:visited-style-name="Index_20_Link">5 Заключение</text:a><text:tab/>7</text:p>
        </text:index-body>
      </text:table-of-content>
      <text:p text:style-name="First_20_line_20_indent"><text:span text:style-name="T11"/></text:p>
      <text:p text:style-name="P8"><text:span text:style-name="T10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Heading_20_1" text:outline-level="1"><text:bookmark text:name="__RefHeading__1853_851839921"/><text:soft-page-break/><text:span text:style-name="T12">Определения</text:span><text:bookmark-end text:name="__RefHeading__1853_851839921"/></text:h>
      <text:p text:style-name="First_20_line_20_indent"><text:span text:style-name="T65">Ant-</text:span><text:span text:style-name="T69">Engine</text:span><text:span text:style-name="T65"> </text:span><text:span text:style-name="T66">—</text:span> <text:span text:style-name="T25">утилита для автоматизации процесса подготовки к сборке </text:span><text:span text:style-name="T27">проекта</text:span><text:span text:style-name="T25"> (Например, разрешение зависимостей проекта от библиотек)</text:span><text:span text:style-name="T26">;</text:span></text:p>
      <text:p text:style-name="First_20_line_20_indent"><text:span text:style-name="T43">Артефакты </text:span><text:span text:style-name="T53">—</text:span><text:span text:style-name="T43"> </text:span><text:span text:style-name="T47">набор файлов, которые не компилируется в рамках текущего </text:span><text:span text:style-name="T28">проекта</text:span><text:span text:style-name="T47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50">dll</text:span><text:span text:style-name="T47">, .</text:span><text:span text:style-name="T50">so</text:span><text:span text:style-name="T47">) или файлы данных </text:span><text:span text:style-name="T28">(конфигурационные</text:span><text:span text:style-name="T47">));</text:span></text:p>
      <text:p text:style-name="First_20_line_20_indent"><text:span text:style-name="T43">Библиотечный файл </text:span><text:span text:style-name="T53">—</text:span><text:span text:style-name="T43"> </text:span><text:span text:style-name="T47">скомпилированные исходные коды (файлы с расширением .</text:span><text:span text:style-name="T50">jar</text:span><text:span text:style-name="T47">), не подлежащие компиляции при сборке </text:span><text:span text:style-name="T28">проекта</text:span><text:span text:style-name="T47">, реализующие функционал, используемый в нескольких </text:span><text:span text:style-name="T28">проектах;</text:span></text:p>
      <text:p text:style-name="First_20_line_20_indent"><text:span text:style-name="T43">Динамический параметр</text:span><text:span text:style-name="T47"> </text:span><text:span text:style-name="T49">—</text:span><text:span text:style-name="T47"> </text:span><text:span text:style-name="T29">шаблонный параметр</text:span><text:span text:style-name="T47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28">конфигурационные файлы</text:span><text:span text:style-name="T47"> с одинаковой структурой, но с различными значениями параметров;</text:span></text:p>
      <text:p text:style-name="First_20_line_20_indent"><text:span text:style-name="T44">Дистрибутив </text:span><text:span text:style-name="T55">—</text:span><text:span text:style-name="T56"> </text:span><text:span text:style-name="T48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68">Инструментальный компьютер</text:span><text:span text:style-name="T78"> — предназначен для выполнения процедур компиляции программного обеспечения и анализа исходного кода</text:span><text:span text:style-name="T80">;</text:span></text:p>
      <text:p text:style-name="First_20_line_20_indent"><text:span text:style-name="T68">Контекст комплекса</text:span><text:span text:style-name="T78"> — пространство параметров комплекса, сохраняемых в едином </text:span><text:span text:style-name="T82">файле-реестре;</text:span></text:p>
      <text:p text:style-name="First_20_line_20_indent"><text:span text:style-name="T68">Конфигурационные файлы</text:span><text:span text:style-name="T78"> — текстовые файлы, используемые приложениями для хранения конфигурационных параметров;</text:span></text:p>
      <text:p text:style-name="First_20_line_20_indent"><text:span text:style-name="T67">Модуль </text:span><text:span text:style-name="T72">—</text:span><text:span text:style-name="T67"> </text:span><text:span text:style-name="T78">набор исходных кодов </text:span><text:span text:style-name="T82">проекта</text:span><text:span text:style-name="T78">, который может компилироваться отдельно;</text:span></text:p>
      <text:p text:style-name="First_20_line_20_indent"><text:span text:style-name="T67">Платформа </text:span><text:span text:style-name="T72">—</text:span><text:span text:style-name="T67"> </text:span><text:span text:style-name="T78">множество аппаратно-программных конфигураций;</text:span></text:p>
      <text:p text:style-name="First_20_line_20_indent"><text:span text:style-name="T68">Проект </text:span><text:span text:style-name="T71">—</text:span><text:span text:style-name="T67"> </text:span><text:span text:style-name="T78">совокупность файлов с исходным кодом, набором </text:span><text:span text:style-name="T82">артефактов</text:span><text:span text:style-name="T78"> и файлами для среды разработки, с помощью которых возможно получение </text:span><text:span text:style-name="T79">всех необходимых выходных файлов (исполняемые, </text:span><text:span text:style-name="T78">конфигурационные</text:span><text:span text:style-name="T79">, справоч</text:span><text:soft-page-break/><text:span text:style-name="T79">ные, установочные, ресурсные, библиотечные и т. д.) </text:span><text:span text:style-name="T78">программного компонента или его части;</text:span></text:p>
      <text:p text:style-name="First_20_line_20_indent"><text:span text:style-name="T43">Рабочая копия </text:span><text:span text:style-name="T56">—</text:span><text:span text:style-name="T43"> </text:span><text:span text:style-name="T47">локальное дерево папок, содержащее проект, извлеченный из </text:span><text:span text:style-name="T51">SVN;</text:span></text:p>
      <text:p text:style-name="First_20_line_20_indent"><text:span text:style-name="T43">Релиз </text:span><text:span text:style-name="T52">—</text:span><text:span text:style-name="T43"> </text:span><text:span text:style-name="T47">выходная структура </text:span><text:span text:style-name="T28">проекта</text:span><text:span text:style-name="T47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9"><text:span text:style-name="T43">Файл справки</text:span><text:span text:style-name="T52"> </text:span><text:span text:style-name="T56">—</text:span><text:span text:style-name="T52"> это файл, содержащий информацию о том, как пользоваться программой</text:span><text:span text:style-name="T54">;</text:span></text:p>
      <text:p text:style-name="First_20_line_20_indent"><text:span text:style-name="T43">Файл-реестр (или реестр)</text:span><text:span text:style-name="T47"> </text:span><text:span text:style-name="T49">—</text:span><text:span text:style-name="T47"> особый XML-документ, который содержит все значения всех </text:span><text:span text:style-name="T28">шаблонных параметров</text:span><text:span text:style-name="T47">, описанных в </text:span><text:span text:style-name="T28">шаблонных файлах;</text:span></text:p>
      <text:p text:style-name="First_20_line_20_indent"><text:span text:style-name="T43">Файл-реестр по</text:span><text:span text:style-name="T45"> </text:span><text:span text:style-name="T43">умолчанию</text:span><text:span text:style-name="T47"> </text:span><text:span text:style-name="T52">—</text:span><text:span text:style-name="T47"> </text:span><text:span text:style-name="T28">файл-реестр</text:span><text:span text:style-name="T47">, содержащий заводские значения параметров;</text:span></text:p>
      <text:p text:style-name="First_20_line_20_indent"><text:span text:style-name="T44">Шаблонные файлы (или <text:s/>шаблоны) </text:span><text:span text:style-name="T56">—</text:span><text:span text:style-name="T44"> </text:span><text:span text:style-name="T55">текстовые файлы, являющиеся "исходными" для создания на их основе </text:span><text:span text:style-name="T33">конфигурационных файлов</text:span><text:span text:style-name="T55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32">файле-реестре</text:span><text:span text:style-name="T31">;</text:span></text:p>
      <text:p text:style-name="P9"><text:span text:style-name="T43">Шаблонный параметр </text:span><text:span text:style-name="T52">—</text:span><text:span text:style-name="T43"> </text:span><text:span text:style-name="T52">особым образом заданный подстановочный параметр, содержащийся в шаблонном файле, чьё значение определено в </text:span><text:span text:style-name="T30">файле-реестре</text:span><text:span text:style-name="T31">;</text:span></text:p>
      <text:p text:style-name="First_20_line_20_indent"><text:span text:style-name="T31"/></text:p>
      <text:p text:style-name="First_20_line_20_indent"><text:span text:style-name="T31"/></text:p>
      <text:p text:style-name="First_20_line_20_indent"><text:span text:style-name="T31"/></text:p>
      <text:p text:style-name="First_20_line_20_indent"><text:span text:style-name="T31"/></text:p>
      <text:h text:style-name="Heading_20_1" text:outline-level="1"><text:bookmark text:name="__RefHeading__1855_851839921"/><text:soft-page-break/><text:span text:style-name="T12">Обозначения и сокращения</text:span><text:bookmark-end text:name="__RefHeading__1855_851839921"/></text:h>
      <text:p text:style-name="P10"><text:span text:style-name="T70">SVN</text:span><text:span text:style-name="T79"> — централизованная </text:span><text:span text:style-name="T78">система </text:span><text:span text:style-name="T79">управления</text:span><text:span text:style-name="T78"> версиями файлов</text:span><text:span text:style-name="T81">;</text:span></text:p>
      <text:p text:style-name="P10"><text:span text:style-name="T42">АПИ</text:span><text:span text:style-name="T14"> – аппаратно-программный интерфейс;</text:span></text:p>
      <text:p text:style-name="P10"><text:span text:style-name="T67">АРМ</text:span><text:span text:style-name="T78"> – автоматизированное рабочее место;</text:span></text:p>
      <text:p text:style-name="P10"><text:span text:style-name="T57">ИК СФЗ</text:span><text:span text:style-name="T58"> </text:span><text:span text:style-name="T46">– </text:span><text:span text:style-name="T59">интегрированный комплекс средств и систем физической защиты;</text:span></text:p>
      <text:p text:style-name="P11"><text:span text:style-name="T61">КИТСФЗ</text:span><text:span text:style-name="T59"> – комплекс инженерно-технических средств и систем физической защиты</text:span><text:span text:style-name="T60">;</text:span></text:p>
      <text:p text:style-name="P10"><text:span text:style-name="T67">КНЦ – </text:span><text:span text:style-name="T78">концентратор датчиков;</text:span></text:p>
      <text:p text:style-name="P11"><text:span text:style-name="T62">КСА</text:span><text:span text:style-name="T61"> </text:span><text:span text:style-name="T59">- комплекс средств автоматизации;</text:span></text:p>
      <text:p text:style-name="P10"><text:span text:style-name="T63">ЛВС</text:span><text:span text:style-name="T59"> - локальная вычислительная сеть;</text:span></text:p>
      <text:p text:style-name="P10"><text:span text:style-name="T64">ПУ</text:span><text:span text:style-name="T61"> </text:span><text:span text:style-name="T59">- процессор управления;</text:span></text:p>
      <text:p text:style-name="P10"><text:span text:style-name="T67">СКУД – </text:span><text:span text:style-name="T78">система контроля и управления доступом;</text:span></text:p>
      <text:p text:style-name="P10"><text:span text:style-name="T67">СОС </text:span><text:span text:style-name="T78">– система охранной сигнализации;</text:span></text:p>
      <text:p text:style-name="P10"><text:span text:style-name="T61">СПО - </text:span><text:span text:style-name="T59">специальное программное обеспечение;</text:span></text:p>
      <text:p text:style-name="P10"><text:span text:style-name="T42">ССОИ</text:span><text:span text:style-name="T14"> – система сбора и обработки информации;</text:span></text:p>
      <text:p text:style-name="P10"><text:span text:style-name="T67">СУДОС – </text:span><text:span text:style-name="T78">система управления доступом и охранной сигнализацией;</text:span></text:p>
      <text:p text:style-name="P10"><text:span text:style-name="T61">ТС</text:span><text:span text:style-name="T59"> – техническое средство;</text:span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h text:style-name="Heading_20_1" text:outline-level="1"><text:bookmark text:name="__RefHeading__1857_851839921"/><text:soft-page-break/><text:span text:style-name="T12">Введение</text:span><text:bookmark-end text:name="__RefHeading__1857_851839921"/></text:h>
      <text:h text:style-name="Heading_20_1" text:outline-level="1"><text:bookmark text:name="__RefHeading__1859_851839921"/><text:span text:style-name="T12">Основная часть</text:span><text:bookmark-end text:name="__RefHeading__1859_851839921"/></text:h>
      <text:h text:style-name="Heading_20_1" text:outline-level="1"><text:bookmark text:name="__RefHeading__1861_851839921"/><text:span text:style-name="T12">Заключение</text:span><text:bookmark-end text:name="__RefHeading__1861_851839921"/></text:h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<text:soft-page-break/>Список использованных источников</text:p>
          </text:index-title>
        </text:index-body>
      </text:bibliography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p text:style-name="Text_20_body"><text:span text:style-name="T12"/></text:p>
      <text:list xml:id="list1268460318" text:style-name="L1">
        <text:list-item>
          <text:p text:style-name="P2"><text:soft-page-break/><text:span text:style-name="T13"><text:s/></text:span></text:p>
          <text:p text:style-name="P4"><text:span text:style-name="T83">Исходнички</text:span></text:p>
        </text:list-item>
        <text:list-item>
          <text:p text:style-name="P2"><text:span text:style-name="T13"/></text:p>
          <text:p text:style-name="P5"><text:span text:style-name="T83">Тестовые исходничк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00:28:28</dc:date>
    <dc:creator>Павел Барбашов</dc:creator>
    <meta:editing-duration>PT04H36M49S</meta:editing-duration>
    <meta:editing-cycles>16</meta:editing-cycles>
    <meta:document-statistic meta:table-count="0" meta:image-count="0" meta:object-count="0" meta:page-count="8" meta:paragraph-count="56" meta:word-count="565" meta:character-count="4508"/>
  </office:meta>
</office:document-meta>
</file>